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.setCache( Fil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.execu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epend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end.getClassFiles( Path class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pend.warnOutOfDateButNotDeleted( ClassFileInfo affectedClassInfo , String affectedClass ,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pend.determineOutOfDateClass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pend.setDump( boolean du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.writeCachedDependencies( Hashtable dependency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pend.setSrcdir( Path src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.findSourceFile( String classname , File sourceFileKnownToEx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pend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pend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.isStub( String affectedClass , String baseClass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.setDestDir( Path des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.determineDependencies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5">
            <text:p text:style-name="Table_20_Contents">135</text:p>
          </table:table-cell>
        </table:table-row>
        <table:table-row>
          <table:table-cell office:value-type="string">
            <text:p text:style-name="Table_20_Contents">Depend.getCheckClassPath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pend.deleteAffectedFiles( String class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Depend.dumpDependenci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pend.setWarnOnRmiStubs( boolean warnOnRmiStu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.isRmiStub( String affectedClass ,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end.deleteAllAffectedFil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pend.readCachedDependencies( File dep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pend.addClassFiles( Vector classFileList , File dir , File roo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pend.setClosure( boolean 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.scanDir( File srcDir , String [ ] fil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